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10" office:value-type="string" calcext:value-type="string">
            <text:p>!Review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vered</text:p>
          </table:table-cell>
          <table:table-cell table:style-name="ce10" office:value-type="string" calcext:value-type="string">
            <text:p>Task1</text:p>
          </table:table-cell>
          <table:table-cell table:style-name="ce10" office:value-type="string" calcext:value-type="string">
            <text:p>Task2</text:p>
          </table:table-cell>
          <table:table-cell table:style-name="ce10" office:value-type="string" calcext:value-type="string">
            <text:p>Task3</text:p>
          </table:table-cell>
          <table:table-cell table:style-name="ce10" office:value-type="string" calcext:value-type="string">
            <text:p>Task4</text:p>
          </table:table-cell>
          <table:table-cell table:style-name="ce10" office:value-type="string" calcext:value-type="string">
            <text:p>Task 5</text:p>
          </table:table-cell>
          <table:table-cell table:style-name="ce10" table:number-columns-repeated="1015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2-03" calcext:value-type="date">
            <text:p>0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cus on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)</text:p>
          </table:table-cell>
          <table:table-cell office:value-type="string" calcext:value-type="string">
            <text:p>frontotemporal dementi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2-04" calcext:value-type="date">
            <text:p>04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)</text:p>
          </table:table-cell>
          <table:table-cell office:value-type="string" calcext:value-type="string">
            <text:p>buruli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2-04" calcext:value-type="date">
            <text:p>04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2-04" calcext:value-type="date">
            <text:p>04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2-04" calcext:value-type="date">
            <text:p>04/02/19</text:p>
          </table:table-cell>
          <table:table-cell/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ydrocephalus</text:p>
          </table:table-cell>
          <table:table-cell table:style-name="ce11" office:value-type="date" office:date-value="2019-02-04" calcext:value-type="date">
            <text:p>04/02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review NP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05" calcext:value-type="date">
            <text:p>05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)</text:p>
          </table:table-cell>
          <table:table-cell table:style-name="Default" office:value-type="string" calcext:value-type="string">
            <text:p>AAVs, look at some case studies</text:p>
          </table:table-cell>
          <table:table-cell office:value-type="string" calcext:value-type="string">
            <text:p>awakasaki</text:p>
          </table:table-cell>
          <table:table-cell office:value-type="string" calcext:value-type="string">
            <text:p>buergers diseas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05" calcext:value-type="date">
            <text:p>05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)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2-06" calcext:value-type="date">
            <text:p>06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06" calcext:value-type="date">
            <text:p>0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06" calcext:value-type="date">
            <text:p>0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06" calcext:value-type="date">
            <text:p>06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08" calcext:value-type="date">
            <text:p>08/02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2-09" calcext:value-type="date">
            <text:p>09/02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5:30:33.253480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2-03T15:53:52.969210250</dc:date>
    <meta:editing-duration>P2DT2H35M28S</meta:editing-duration>
    <meta:editing-cycles>101</meta:editing-cycles>
    <meta:generator>LibreOffice/6.0.3.2$Linux_X86_64 LibreOffice_project/00m0$Build-2</meta:generator>
    <meta:document-statistic meta:table-count="1" meta:cell-count="143" meta:object-count="0"/>
  </office:meta>
</office:document-meta>
</file>